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9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color="#000000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angría_20_2_20_de_20_t._20_independiente">
      <style:paragraph-properties fo:margin-left="6.535cm" fo:margin-right="0cm" fo:text-indent="-6.562cm" style:auto-text-indent="false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paragraph-properties fo:text-align="start" style:justify-single-word="false"/>
      <style:text-properties fo:language="es" fo:country="ES"/>
    </style:style>
    <style:style style:name="P10" style:family="paragraph" style:parent-style-name="Text_20_body">
      <style:paragraph-properties fo:text-align="start" style:justify-single-word="false"/>
      <style:text-properties fo:language="es" fo:country="MX"/>
    </style:style>
    <style:style style:name="P11" style:family="paragraph" style:parent-style-name="Standard">
      <style:paragraph-properties fo:margin-left="0cm" fo:margin-right="0cm" fo:text-align="justify" style:justify-single-word="false" fo:text-indent="0.753cm" style:auto-text-indent="false"/>
    </style:style>
    <style:style style:name="P12" style:family="paragraph" style:parent-style-name="Sangría_20_2_20_de_20_t._20_independiente">
      <style:paragraph-properties fo:margin-left="0.009cm" fo:margin-right="0cm" fo:text-indent="0cm" style:auto-text-indent="false" style:snap-to-layout-grid="false"/>
    </style:style>
    <style:style style:name="P13" style:family="paragraph" style:parent-style-name="Sangría_20_2_20_de_20_t._20_independiente">
      <style:paragraph-properties fo:margin-left="0.009cm" fo:margin-right="0cm" fo:text-indent="0cm" style:auto-text-indent="false" style:snap-to-layout-grid="false"/>
      <style:text-properties fo:color="#000000" style:font-name="Times New Roman" fo:font-size="12pt" fo:language="es" fo:country="MX" style:font-size-asian="12pt" style:font-name-complex="Times New Roman" style:font-size-complex="12pt"/>
    </style:style>
    <style:style style:name="P14" style:family="paragraph" style:parent-style-name="Normal_20__28_Web_29_">
      <style:paragraph-properties fo:margin-left="0.009cm" fo:margin-right="0cm" fo:margin-top="0cm" fo:margin-bottom="0cm" fo:text-align="justify" style:justify-single-word="false" fo:text-indent="0cm" style:auto-text-indent="false" fo:background-color="#ffffff" style:snap-to-layout-grid="false">
        <style:background-image/>
      </style:paragraph-properties>
      <style:text-properties fo:color="#000000" style:font-name="Times New Roman" fo:font-size="12pt" style:font-size-asian="12pt" style:font-name-complex="Times New Roman" style:font-size-complex="12pt"/>
    </style:style>
    <style:style style:name="P15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color="#000000"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17" style:family="paragraph" style:parent-style-name="Text_20_body">
      <style:paragraph-properties fo:margin-left="0cm" fo:margin-right="0cm" fo:text-align="start" style:justify-single-word="false" fo:text-indent="0.501cm" style:auto-text-indent="false"/>
    </style:style>
    <style:style style:name="P18" style:family="paragraph" style:parent-style-name="Normal_20__28_Web_29_">
      <style:paragraph-properties fo:margin-left="0cm" fo:margin-right="0cm" fo:margin-top="0cm" fo:margin-bottom="0cm" fo:text-align="justify" style:justify-single-word="false" fo:text-indent="0.501cm" style:auto-text-indent="false" fo:background-color="#ffffff">
        <style:background-image/>
      </style:paragraph-properties>
      <style:text-properties fo:color="#000000"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margin-left="6.391cm" fo:margin-right="0cm" fo:text-align="justify" style:justify-single-word="false" fo:text-indent="-6.391cm" style:auto-text-indent="false">
        <style:tab-stops/>
      </style:paragraph-properties>
    </style:style>
    <style:style style:name="P20" style:family="paragraph" style:parent-style-name="Text_20_body">
      <style:paragraph-properties fo:margin-left="0cm" fo:margin-right="0cm" fo:text-align="justify" style:justify-single-word="false" fo:text-indent="-0.123cm" style:auto-text-indent="false"/>
      <style:text-properties fo:language="es" fo:country="MX"/>
    </style:style>
    <style:style style:name="P21" style:family="paragraph" style:parent-style-name="Text_20_body">
      <style:paragraph-properties fo:margin-left="0cm" fo:margin-right="0cm" fo:text-align="justify" style:justify-single-word="false" fo:text-indent="0.009cm" style:auto-text-indent="false"/>
      <style:text-properties fo:language="es" fo:country="ES"/>
    </style:style>
    <style:style style:name="P22" style:family="paragraph" style:parent-style-name="Text_20_body_20_indent">
      <style:paragraph-properties fo:margin-left="4.251cm" fo:margin-right="0cm" fo:text-indent="-4.251cm" style:auto-text-indent="false"/>
    </style:style>
    <style:style style:name="P23" style:family="paragraph" style:parent-style-name="Sangría_20_2_20_de_20_t._20_independiente">
      <style:paragraph-properties fo:margin-left="0.009cm" fo:margin-right="0cm" fo:text-indent="0.501cm" style:auto-text-indent="false"/>
      <style:text-properties fo:language="es" fo:country="MX"/>
    </style:style>
    <style:style style:name="P24" style:family="paragraph" style:parent-style-name="Sangría_20_2_20_de_20_t._20_independiente">
      <style:paragraph-properties fo:margin-left="0cm" fo:margin-right="0cm" fo:text-indent="0cm" style:auto-text-indent="false" style:snap-to-layout-grid="false"/>
    </style:style>
    <style:style style:name="P25" style:family="paragraph" style:parent-style-name="Normal_20__28_Web_29_">
      <style:paragraph-properties fo:margin-top="0cm" fo:margin-bottom="0cm" fo:text-align="justify" style:justify-single-word="false" fo:background-color="#ffffff">
        <style:background-image/>
      </style:paragraph-properties>
      <style:text-properties fo:color="#000000" style:font-name="Times New Roman" fo:font-size="12pt" style:font-size-asian="12pt" style:font-name-complex="Times New Roman" style:font-size-complex="12pt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language="es" fo:country="MX"/>
    </style:style>
    <style:style style:name="P27" style:family="paragraph" style:parent-style-name="Text_20_body_20_indent">
      <style:paragraph-properties fo:margin-left="4.251cm" fo:margin-right="0cm" fo:text-indent="-4.251cm" style:auto-text-indent="false"/>
    </style:style>
    <style:style style:name="P28" style:family="paragraph" style:parent-style-name="Normal_20__28_Web_29_" style:list-style-name="L1">
      <style:paragraph-properties fo:margin-left="0.009cm" fo:margin-right="0cm" fo:margin-top="0cm" fo:margin-bottom="0cm" fo:text-align="justify" style:justify-single-word="false" fo:text-indent="0cm" style:auto-text-indent="false" fo:background-color="#ffffff" style:snap-to-layout-grid="false">
        <style:background-image/>
      </style:paragraph-properties>
      <style:text-properties fo:color="#000000" style:font-name="Times New Roman" fo:font-size="12pt" style:font-size-asian="12pt" style:font-name-complex="Times New Roman" style:font-size-complex="12pt"/>
    </style:style>
    <style:style style:name="P29" style:family="paragraph" style:parent-style-name="Normal_20__28_Web_29_" style:list-style-name="L1">
      <style:paragraph-properties fo:margin-left="0cm" fo:margin-right="0cm" fo:margin-top="0cm" fo:margin-bottom="0cm" fo:text-align="justify" style:justify-single-word="false" fo:text-indent="0cm" style:auto-text-indent="false" fo:background-color="#ffffff" style:snap-to-layout-grid="false">
        <style:background-image/>
      </style:paragraph-properties>
      <style:text-properties fo:color="#000000" style:font-name="Times New Roman" fo:font-size="12pt" style:font-size-asian="12pt" style:font-name-complex="Times New Roman" style:font-size-complex="12pt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color="#000000" style:font-name="Times New Roman" fo:font-size="12pt" style:font-size-asian="12pt" style:font-name-complex="Times New Roman" style:font-size-complex="12pt"/>
    </style:style>
    <style:style style:name="T4" style:family="text">
      <style:text-properties fo:color="#000000" style:font-name="Times New Roman" fo:font-size="12pt" fo:language="es" fo:country="MX" style:font-size-asian="12pt" style:font-name-complex="Times New Roman" style:font-size-complex="12pt"/>
    </style:style>
    <style:style style:name="T5" style:family="text">
      <style:text-properties style:text-position="super 58%"/>
    </style:style>
    <style:style style:name="T6" style:family="text">
      <style:text-properties style:font-name-asian="MS Mincho"/>
    </style:style>
    <style:style style:name="T7" style:family="text">
      <style:text-properties fo:language="es" fo:country="MX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ORDENANZA N° 2510-CM-14</text:p>
      <text:p text:style-name="P6"/>
      <text:p text:style-name="P6"/>
      <text:p text:style-name="P19">DESCRIPCIÓN SINTÉTICA: MODIFICACIÓN ORDENANZA 2494-CM-13. RÉGIMEN ESPECIAL DE EMPADRONAMIENTO DE EDIFICACIONES CONSTRUIDAS SIN PERMISO MUNICIPAL.</text:p>
      <text:p text:style-name="P7"/>
      <text:p text:style-name="P7">ANTECEDENTES</text:p>
      <text:h text:style-name="Heading_20_4" text:outline-level="4" text:is-list-header="true"/>
      <text:p text:style-name="P16">Código de Edificación.</text:p>
      <text:p text:style-name="P16"/>
      <text:p text:style-name="P16">Código de Planeamiento.</text:p>
      <text:p text:style-name="P16"/>
      <text:p text:style-name="P16">Ordenanza 146-CM-92: Plazo <text:span text:style-name="T3">para la regularización de obras sin permiso municipal.</text:span></text:p>
      <text:p text:style-name="P18"/>
      <text:p text:style-name="P18">Ordenanza 276-CM-93: Plazo para la regularización de obras sin permiso municipal y obras antirreglamentarias.</text:p>
      <text:p text:style-name="P18"/>
      <text:p text:style-name="P18">Ordenanza 879-CM-98: Exime del pago de multas por obras sin permiso municipal y por obras antirreglamentarias en cooperativas de viviendas.</text:p>
      <text:p text:style-name="P18"/>
      <text:p text:style-name="P18">Ordenanza 1825-CM-08: Declaración del “Estado de Emergencia Habitacional” en San Carlos de Bariloche.</text:p>
      <text:p text:style-name="P18"/>
      <text:p text:style-name="P18">Ordenanza 1971-CM-09: Declaración de la continuidad del “Estado de Emergencia Habitacional” en San Carlos de Bariloche.</text:p>
      <text:p text:style-name="P18"/>
      <text:p text:style-name="P18">Ordenanza 2374-CM-12: Ordenanza Fiscal.</text:p>
      <text:p text:style-name="P18"/>
      <text:p text:style-name="P18">Ordenanza 2375-CM-12: Ordenanza Tarifaria.</text:p>
      <text:p text:style-name="P18"/>
      <text:p text:style-name="P18">Ordenanza 2380-CM-13: Modificación de los Art. 0 y 1 del Código de Edificación.</text:p>
      <text:p text:style-name="P15"/>
      <text:p text:style-name="P6">FUNDAMENTOS</text:p>
      <text:p text:style-name="P6"/>
      <text:p text:style-name="P16">La Ordenanza 2494-CM-13 omite considerar la situación de los locales comerciales, oficinas, restaurantes y categorías y edificaciones de uso recreativo, alojamientos turísticos, bancos y similares de superficie menor a 50 m<text:span text:style-name="T5">2</text:span>, por lo tanto corresponde incluirlos.</text:p>
      <text:p text:style-name="P16"/>
      <text:p text:style-name="P16">Asimismo, la misma norma no considera la situación de las viviendas de hasta 100 m2 de superficie, por lo que también corresponde su tratamiento e inclusión en el régimern instituido por la citada Ordenanza 2494-CM-13.</text:p>
      <text:p text:style-name="P16"/>
      <text:p text:style-name="P16">Tales categorías corresponde que sean reguladas e incluidas bajo el régimen instituido en la ordenanza que crea el Régimen Especial de Empadronamiento de Edificaciones construidas sin permiso municipal.</text:p>
      <text:p text:style-name="P6"/>
      <text:p text:style-name="Text_20_body_20_indent">AUTOR: <text:span text:style-name="T6">Concejal Alejandro Ramos Mejía (PJ).</text:span></text:p>
      <text:p text:style-name="P22"/>
      <text:p text:style-name="P22">COLABORADOR: S<text:span text:style-name="T6">ecretario de Desarrollo Estratégico, Ing. Horacio Fidel Fernández. </text:span></text:p>
      <text:p text:style-name="P6"/>
      <text:p text:style-name="P11"/>
      <text:p text:style-name="Text_20_body"><text:soft-page-break/>El proyecto original Nº 550/14, con las modificaciones introducidas, fue aprobado en la sesión del día 3 de abril de 2014, según consta en el Acta Nº 1016/14. Por ello, en ejercicio de las atribuciones que le otorga el Art. 38 de la Carta Orgánica Municipal,</text:p>
      <text:p text:style-name="Text_20_body"/>
      <text:p text:style-name="Text_20_body"/>
      <text:p text:style-name="Text_20_body">EL CONCEJO MUNICIPAL DE SAN CARLOS DE BARILOCHE</text:p>
      <text:p text:style-name="Text_20_body">SANCIONA CON CARÁCTER DE </text:p>
      <text:p text:style-name="Text_20_body"/>
      <text:p text:style-name="P8">ORDENANZA</text:p>
      <text:p text:style-name="P8"/>
      <text:p text:style-name="Text_20_body"/>
      <text:p text:style-name="P8"/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Art. <text:s/>1°) </text:p>
          </table:table-cell>
          <table:table-cell table:style-name="Tabla1.A1" office:value-type="string">
            <text:p text:style-name="P12"><text:span text:style-name="T7">Se modifica el artículo 7º de la Ordenanza 2494-CM-13 que queda redactado de la siguiente forma: “Art. <text:s/>7º) </text:span><text:span text:style-name="T4">PLAZOS: El plazo para adherirse a este Régimen Especial de Empadronamiento vence el 30 de setiembre de 2014. Operado el vencimiento del plazo para la inscripción al Régimen de Empadronamiento, todo </text:span><text:span text:style-name="T3">pedido de regularización de obra que haya sido ejecutada sin la correspondiente licencia para construir o sin la Dirección Técnica de un Profesional habilitado al efecto, deberá tramitar conforme las prescripciones del artículo 1° del Código de Edificación modificado con la Ordenanza 2380-CM-13. </text:span></text:p>
            <text:p text:style-name="P25">Para la Presentación del Expediente de Empadronamiento: A partir del día hábil siguiente a esta inscripción, el solicitante inscripto tendrá 360 días corridos para presentar el correspondiente Expediente de Empadronamiento de la/las edificaciones a empadronar.</text:p>
            <text:p text:style-name="P13">El incumplimiento de la presentación del Expediente en el plazo establecido, motivará la exclusión del Régimen a la edificación declarada, y la pérdida del pago de la “Tasa de Inscripción al Régimen especial de empadronamiento”. También quedarán excluidos del presente Régimen aquellas solicitudes que no hubieran cancelado en su totalidad o regularizado (mediante el acogimiento a un plan de pagos), los derechos de construcción dentro de los 15 días hábiles posteriores al visado de la documentación”.</text:p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10">Art. <text:s/>2°)</text:p>
          </table:table-cell>
          <table:table-cell table:style-name="Tabla1.A1" office:value-type="string">
            <text:p text:style-name="P12">Se modifica el artículo 8º de la Ordenanza 2494-CM-13 que queda redactado de la siguiente forma: “Art. <text:s/>8º) <text:s/></text:p>
            <text:p text:style-name="P25">CLASIFICACIÓN DE CONSTRUCCIONES: Incluir en este régimen las edificaciones según la siguiente clasificación de edificios: </text:p>
            <text:p text:style-name="P14">GRUPO I DE EDIFICACIONES:  </text:p>
            <text:p text:style-name="P25">Edificaciones consideradas de menor escala de acuerdo a la siguiente clasificación y detalle:  </text:p>
            <text:p text:style-name="P25">1. CATEGORÍA A: Tinglados y cobertizos destinados a depósitos, cocheras cubiertas de uso particular y usos similares que no posean instalaciones especiales, con cerramientos y cubiertas livianas con luces menores a 6 metros; invernaderos de hasta 100 m<text:span text:style-name="T5">2</text:span> (cien metros cuadrados) de superficie cubierta. </text:p>
            <text:p text:style-name="P25">2. CATEGORÍA B: Galpones y otro tipo de edificaciones similares, con o sin instalaciones especiales y sin límites de luces, destinadas a industrias, depósitos, cocheras colectivas, talleres, lavaderos de vehículos, y usos similares, de hasta 100 m<text:span text:style-name="T5">2</text:span> (cien metros cuadrados) de superficie cubierta. </text:p>
            <text:p text:style-name="P25">3. CATEGORÍA C: Edificaciones destinadas a locales comerciales u oficinas únicas en la parcela y de superficie menor de 50 m<text:span text:style-name="T5">2</text:span>, gimnasios y otras edificaciones de uso deportivo, salud, recreativo y educacionales o de usos múltiples de carácter comercial.</text:p>
            <text:p text:style-name="P25">4. CATEGORÍA D: Locales comerciales u oficinas de superficie menor de <text:soft-page-break/>50m<text:span text:style-name="T5">2</text:span>, restaurantes y confiterías, edificaciones de uso recreativo, alojamientos turísticos, bancos y similares, estaciones de servicios.</text:p>
            <text:p text:style-name="P25">5. CATEGORÍA E: Viviendas en general hasta 100 m<text:span text:style-name="T5">2</text:span>.</text:p>
            <text:p text:style-name="P25"/>
            <text:p text:style-name="P25">GRUPO II DE EDIFICACIONES: </text:p>
            <text:p text:style-name="P25">1. CATEGORÍA A: Tinglados y cobertizos destinados a depósitos, cocheras cubiertas de uso particular y usos similares que no posean instalaciones especiales, con cerramientos y cubiertas livianas con luces menores a 6 metros; invernaderos de más de 100 m<text:span text:style-name="T5">2</text:span> (cien metros cuadrados) de superficie cubierta. </text:p>
            <text:p text:style-name="P25">2. CATEGORÍA B: Galpones y otro tipo de edificaciones, con o sin instalaciones especiales y sin límites de luces, destinadas a industrias, depósitos, cocheras colectivas, talleres, lavaderos de vehículos, y usos similares, de más de 100 m<text:span text:style-name="T5">2</text:span> (cien metros cuadrados) de superficie cubierta. </text:p>
            <text:p text:style-name="P25">3. CATEGORÍA C: Edificaciones destinadas a locales comerciales u oficinas únicas en la parcela y de superficie de más de 50 m<text:span text:style-name="T5">2</text:span>, gimnasios y otras edificaciones de uso deportivo, salud, recreativo y educacionales o de usos múltiples. </text:p>
            <text:p text:style-name="P25">4. CATEGORIA D: Locales comerciales u oficinas de superficie superior a 50m<text:span text:style-name="T5">2</text:span>, restaurantes y confiterías, edificaciones de uso recreativo, alojamientos turísticos, bancos y similares, estaciones de servicio. </text:p>
            <text:p text:style-name="P25">5. CATEGORIA E: unidades de viviendas de más de más de 100 mts<text:span text:style-name="T5">2</text:span>.</text:p>
            <text:p text:style-name="P25">6. CATEGORIA F: Playas de estacionamiento, espacios para depósito y /o exhibición de mercaderías al aire libre. </text:p>
            <text:list xml:id="list901567465" text:style-name="L1">
              <text:list-header>
                <text:p text:style-name="P28">Otro tipo de edificaciones no consignada en el “GRUPO I”.</text:p>
                <text:p text:style-name="P29"/>
              </text:list-header>
            </text:list>
          </table:table-cell>
        </table:table-row>
        <table:table-row table:style-name="Tabla1.1">
          <table:table-cell table:style-name="Tabla1.A1" office:value-type="string">
            <text:p text:style-name="P9">Art. <text:s/>3º)</text:p>
          </table:table-cell>
          <table:table-cell table:style-name="Tabla1.A1" office:value-type="string">
            <text:p text:style-name="P24">Se encomienda al Departamento de Digesto la elaboración del texto ordenado de la Ordenanza 2494-CM-13.</text:p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10">Art. <text:s/>4°) </text:p>
          </table:table-cell>
          <table:table-cell table:style-name="Tabla1.A1" office:value-type="string">
            <text:p text:style-name="P20">Comuníquese. Publíquese en el Boletín Oficial. Tómese razón. Cumplido, archívese.</text:p>
            <text:p text:style-name="P21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Mincho" svg:font-family="'MS Mincho', 'ＭＳ 明朝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000000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fo:font-size="5pt" style:font-size-asian="5pt" style:font-size-complex="5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3.069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2.501cm" fo:margin-bottom="1.369cm" fo:margin-left="3cm" fo:margin-right="3cm" style:writing-mode="lr-tb" style:layout-grid-color="#c0c0c0" style:layout-grid-lines="88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MP3"/>
        <text:p text:style-name="MP4"><text:span text:style-name="MT1"><text:line-break/><text:line-break/><text:line-break/></text:span><draw:frame draw:style-name="Mfr1" draw:name="gráficos1" text:anchor-type="char" svg:x="0cm" svg:y="-0.972cm" svg:width="6.976cm" svg:height="2.526cm" draw:z-index="2"><draw:image xlink:href="Pictures/10000000000000F1000000587432C3F9.jpg" xlink:type="simple" xlink:show="embed" xlink:actuate="onLoad"/><draw:contour-polygon svg:width="8.494cm" svg:height="3.073cm" svg:viewBox="0 0 8494 3073" draw:points="0,0 0,3073 8494,3073 8494,0" draw:recreate-on-edit="false"/></draw:frame><text:span text:style-name="MT1"> <text:s text:c="71"/>"Donar órganos, tejidos y sangre, es Donar Vida”<text:line-break/> <text:s text:c="95"/></text:span><text:span text:style-name="MT2">(Ordenanza 1421-CM-2004)</text:span></text:p>
        <text:p text:style-name="MP5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04-09-21T12:44:00</meta:creation-date>
    <dc:creator>Comisiones </dc:creator>
    <dc:date>2014-04-10T15:48:52</dc:date>
    <meta:print-date>2014-04-10T13:50:55</meta:print-date>
    <meta:editing-cycles>30</meta:editing-cycles>
    <meta:editing-duration>PT19M</meta:editing-duration>
    <meta:generator>LibreOffice/3.5$Linux_X86_64 LibreOffice_project/350m1$Build-2</meta:generator>
    <meta:printed-by>Comisiones </meta:printed-by>
    <meta:document-statistic meta:table-count="1" meta:image-count="1" meta:object-count="0" meta:page-count="3" meta:paragraph-count="50" meta:word-count="948" meta:character-count="6674" meta:non-whitespace-character-count="5579"/>
    <meta:user-defined meta:name="Información 1"/>
    <meta:user-defined meta:name="Información 2"/>
    <meta:user-defined meta:name="Información 3"/>
    <meta:user-defined meta:name="Información 4"/>
  </office:meta>
</office:document-meta>
</file>